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normal">
      <style:text-properties fo:font-weight="normal" style:font-weight-asian="normal" style:font-weight-complex="normal"/>
    </style:style>
    <style:style style:name="P2" style:family="paragraph" style:parent-style-name="Heading_20_2">
      <style:paragraph-properties fo:break-before="auto" fo:break-after="auto"/>
      <style:text-properties fo:font-weight="normal" style:font-weight-asian="normal" style:font-weight-complex="normal"/>
    </style:style>
    <style:style style:name="P3" style:family="paragraph" style:parent-style-name="normal">
      <style:paragraph-properties fo:break-before="auto" fo:break-after="auto"/>
      <style:text-properties fo:font-weight="normal" style:font-weight-asian="normal" style:font-weight-complex="normal"/>
    </style:style>
    <style:style style:name="P4" style:family="paragraph" style:parent-style-name="Heading_20_2">
      <style:text-properties fo:font-weight="normal" style:font-weight-asian="normal" style:font-weight-complex="normal"/>
    </style:style>
    <style:style style:name="P5" style:family="paragraph" style:parent-style-name="normal">
      <style:paragraph-properties fo:break-before="auto" fo:break-after="auto"/>
      <style:text-properties fo:font-weight="normal" officeooo:paragraph-rsid="00148d4c" style:font-weight-asian="normal" style:font-weight-complex="normal"/>
    </style:style>
    <style:style style:name="P6" style:family="paragraph" style:parent-style-name="normal">
      <style:text-properties fo:font-weight="normal" officeooo:paragraph-rsid="00148d4c" style:font-weight-asian="normal" style:font-weight-complex="normal"/>
    </style:style>
    <style:style style:name="P7" style:family="paragraph" style:parent-style-name="normal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normal">
      <style:paragraph-properties fo:break-before="auto" fo:break-after="auto"/>
      <style:text-properties fo:font-size="12pt" fo:font-weight="normal" officeooo:rsid="001354cc" officeooo:paragraph-rsid="001354cc" style:font-size-asian="12pt" style:font-weight-asian="normal" style:font-size-complex="12pt" style:font-weight-complex="normal"/>
    </style:style>
    <style:style style:name="P9" style:family="paragraph" style:parent-style-name="normal">
      <style:text-properties fo:font-size="12pt" fo:font-weight="normal" officeooo:rsid="001354cc" officeooo:paragraph-rsid="001354cc" style:font-size-asian="12pt" style:font-weight-asian="normal" style:font-size-complex="12pt" style:font-weight-complex="normal"/>
    </style:style>
    <style:style style:name="P10" style:family="paragraph" style:parent-style-name="normal">
      <style:paragraph-properties fo:break-before="auto" fo:break-after="auto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normal">
      <style:paragraph-properties fo:margin-left="0in" fo:margin-right="0in" fo:text-indent="0.5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normal">
      <style:paragraph-properties fo:margin-left="0in" fo:margin-right="0in" fo:text-align="justify" style:justify-single-word="false" fo:text-indent="0.5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normal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normal">
      <style:paragraph-properties fo:break-before="auto" fo:break-after="auto"/>
      <style:text-properties fo:font-size="12pt" fo:font-weight="normal" officeooo:paragraph-rsid="00148d4c" style:font-size-asian="12pt" style:font-weight-asian="normal" style:font-size-complex="12pt" style:font-weight-complex="normal"/>
    </style:style>
    <style:style style:name="P15" style:family="paragraph" style:parent-style-name="normal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normal">
      <style:paragraph-properties fo:margin-left="1in" fo:margin-right="0in" fo:text-indent="0in" style:auto-text-indent="false" fo:break-before="auto" fo:break-after="auto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normal">
      <style:paragraph-properties fo:margin-left="1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normal">
      <style:paragraph-properties fo:break-before="auto" fo:break-after="auto"/>
      <style:text-properties fo:font-size="12pt" fo:font-weight="normal" officeooo:rsid="001680f5" officeooo:paragraph-rsid="001680f5" style:font-size-asian="12pt" style:font-weight-asian="normal" style:font-size-complex="12pt" style:font-weight-complex="normal"/>
    </style:style>
    <style:style style:name="P19" style:family="paragraph" style:parent-style-name="normal">
      <style:paragraph-properties fo:line-height="115%" fo:break-before="auto" fo:break-after="auto"/>
      <style:text-properties fo:color="#0b5394" loext:opacity="100%" fo:font-size="12pt" fo:font-style="italic" fo:font-weight="normal" style:font-size-asian="12pt" style:font-style-asian="italic" style:font-weight-asian="normal" style:font-size-complex="12pt" style:font-weight-complex="normal"/>
    </style:style>
    <style:style style:name="P20" style:family="paragraph" style:parent-style-name="normal">
      <style:paragraph-properties fo:break-before="auto" fo:break-after="auto"/>
      <style:text-properties fo:color="#0b5394" loext:opacity="100%" fo:font-size="12pt" fo:font-style="italic" fo:font-weight="normal" style:font-size-asian="12pt" style:font-style-asian="italic" style:font-weight-asian="normal" style:font-size-complex="12pt" style:font-weight-complex="normal"/>
    </style:style>
    <style:style style:name="P21" style:family="paragraph" style:parent-style-name="normal">
      <style:paragraph-properties fo:break-before="auto" fo:break-after="auto"/>
      <style:text-properties fo:color="#0b5394" loext:opacity="100%" fo:font-size="12pt" fo:font-weight="normal" style:font-size-asian="12pt" style:font-weight-asian="normal" style:font-size-complex="12pt" style:font-weight-complex="normal"/>
    </style:style>
    <style:style style:name="P22" style:family="paragraph" style:parent-style-name="normal">
      <style:text-properties fo:color="#0b5394" loext:opacity="100%" fo:font-size="12pt" fo:font-weight="normal" style:font-size-asian="12pt" style:font-weight-asian="normal" style:font-size-complex="12pt" style:font-weight-complex="normal"/>
    </style:style>
    <style:style style:name="P23" style:family="paragraph" style:parent-style-name="normal">
      <style:paragraph-properties fo:break-before="auto" fo:break-after="auto"/>
      <style:text-properties fo:color="#0b5394" loext:opacity="100%" fo:font-size="10pt" fo:font-style="italic" fo:font-weight="normal" style:font-size-asian="10pt" style:font-style-asian="italic" style:font-weight-asian="normal" style:font-size-complex="10pt" style:font-weight-complex="normal"/>
    </style:style>
    <style:style style:name="P24" style:family="paragraph" style:parent-style-name="normal">
      <style:paragraph-properties fo:break-before="auto" fo:break-after="auto"/>
      <style:text-properties fo:font-size="16pt" fo:font-weight="normal" style:font-size-asian="16pt" style:font-weight-asian="normal" style:font-size-complex="16pt" style:font-weight-complex="normal"/>
    </style:style>
    <style:style style:name="P25" style:family="paragraph" style:parent-style-name="normal" style:list-style-name="WWNum3">
      <style:paragraph-properties fo:margin-left="0.5in" fo:margin-right="0in" fo:text-indent="-0.25in" style:auto-text-indent="false"/>
      <style:text-properties fo:font-weight="normal" style:font-weight-asian="normal" style:font-weight-complex="normal"/>
    </style:style>
    <style:style style:name="P26" style:family="paragraph" style:parent-style-name="normal" style:list-style-name="WWNum1">
      <style:paragraph-properties fo:margin-left="0.5in" fo:margin-right="0in" fo:text-indent="-0.25in" style:auto-text-indent="false" fo:break-before="auto" fo:break-after="auto"/>
      <style:text-properties fo:font-weight="normal" officeooo:paragraph-rsid="0023dec9" style:font-weight-asian="normal" style:font-weight-complex="normal"/>
    </style:style>
    <style:style style:name="P27" style:family="paragraph" style:parent-style-name="normal" style:list-style-name="WWNum1">
      <style:paragraph-properties fo:margin-left="0in" fo:margin-right="0in" fo:text-indent="0in" style:auto-text-indent="false" fo:break-before="auto" fo:break-after="auto"/>
      <style:text-properties fo:font-weight="normal" style:font-weight-asian="normal" style:font-weight-complex="normal"/>
    </style:style>
    <style:style style:name="P28" style:family="paragraph" style:parent-style-name="normal" style:list-style-name="WWNum1">
      <style:paragraph-properties fo:margin-left="0in" fo:margin-right="0in" fo:text-indent="0in" style:auto-text-indent="false"/>
      <style:text-properties fo:font-weight="normal" officeooo:paragraph-rsid="00148d4c" style:font-weight-asian="normal" style:font-weight-complex="normal"/>
    </style:style>
    <style:style style:name="P29" style:family="paragraph" style:parent-style-name="normal" style:list-style-name="WWNum1">
      <style:paragraph-properties fo:margin-left="0.5in" fo:margin-right="0in" fo:text-indent="-0.25in" style:auto-text-indent="false"/>
      <style:text-properties fo:font-weight="normal" officeooo:rsid="00200895" officeooo:paragraph-rsid="0023dec9" style:font-weight-asian="normal" style:font-weight-complex="normal"/>
    </style:style>
    <style:style style:name="P30" style:family="paragraph" style:parent-style-name="normal" style:list-style-name="WWNum1">
      <style:paragraph-properties fo:margin-left="0.5in" fo:margin-right="0in" fo:text-indent="-0.25in" style:auto-text-indent="false" fo:break-before="auto" fo:break-after="auto"/>
      <style:text-properties fo:font-weight="normal" officeooo:rsid="00148d4c" officeooo:paragraph-rsid="00148d4c" style:font-weight-asian="normal" style:font-weight-complex="normal"/>
    </style:style>
    <style:style style:name="P31" style:family="paragraph" style:parent-style-name="normal" style:list-style-name="WWNum4">
      <style:paragraph-properties fo:margin-left="0.5in" fo:margin-right="0in" fo:text-indent="-0.25in" style:auto-text-indent="false" fo:break-before="auto" fo:break-after="auto"/>
      <style:text-properties fo:font-weight="normal" style:font-weight-asian="normal" style:font-weight-complex="normal"/>
    </style:style>
    <style:style style:name="P32" style:family="paragraph" style:parent-style-name="normal" style:list-style-name="WWNum11">
      <style:paragraph-properties fo:margin-left="1in" fo:margin-right="0in" fo:text-indent="-0.25in" style:auto-text-indent="false" fo:break-before="auto" fo:break-after="auto"/>
      <style:text-properties fo:font-weight="normal" style:font-weight-asian="normal" style:font-weight-complex="normal"/>
    </style:style>
    <style:style style:name="P33" style:family="paragraph" style:parent-style-name="normal" style:list-style-name="WWNum5">
      <style:paragraph-properties fo:margin-left="0.5in" fo:margin-right="0in" fo:text-indent="-0.25in" style:auto-text-indent="false" fo:break-before="auto" fo:break-after="auto"/>
      <style:text-properties fo:font-weight="normal" style:font-weight-asian="normal" style:font-weight-complex="normal"/>
    </style:style>
    <style:style style:name="P34" style:family="paragraph" style:parent-style-name="normal" style:list-style-name="WWNum6">
      <style:paragraph-properties fo:margin-left="1in" fo:margin-right="0in" fo:text-indent="-0.25in" style:auto-text-indent="false" fo:break-before="auto" fo:break-after="auto"/>
      <style:text-properties fo:font-weight="normal" style:font-weight-asian="normal" style:font-weight-complex="normal"/>
    </style:style>
    <style:style style:name="P35" style:family="paragraph" style:parent-style-name="normal" style:list-style-name="WWNum13">
      <style:paragraph-properties fo:margin-left="0.5in" fo:margin-right="0in" fo:text-indent="-0.25in" style:auto-text-indent="false" fo:break-before="auto" fo:break-after="auto"/>
      <style:text-properties fo:font-weight="normal" style:font-weight-asian="normal" style:font-weight-complex="normal"/>
    </style:style>
    <style:style style:name="P36" style:family="paragraph" style:parent-style-name="normal" style:list-style-name="WWNum2">
      <style:paragraph-properties fo:margin-left="1in" fo:margin-right="0in" fo:text-indent="-0.25in" style:auto-text-indent="false" fo:break-before="auto" fo:break-after="auto"/>
      <style:text-properties fo:font-weight="normal" style:font-weight-asian="normal" style:font-weight-complex="normal"/>
    </style:style>
    <style:style style:name="P37" style:family="paragraph" style:parent-style-name="normal" style:list-style-name="WWNum2">
      <style:paragraph-properties fo:margin-left="1in" fo:margin-right="0in" fo:text-indent="-0.25in" style:auto-text-indent="false" fo:break-before="auto" fo:break-after="auto"/>
      <style:text-properties fo:font-weight="normal" officeooo:paragraph-rsid="001680f5" style:font-weight-asian="normal" style:font-weight-complex="normal"/>
    </style:style>
    <style:style style:name="P38" style:family="paragraph" style:parent-style-name="normal" style:list-style-name="WWNum7">
      <style:paragraph-properties fo:margin-left="0.5in" fo:margin-right="0in" fo:text-indent="-0.25in" style:auto-text-indent="false" fo:break-before="auto" fo:break-after="auto"/>
      <style:text-properties fo:font-weight="normal" officeooo:paragraph-rsid="001680f5" style:font-weight-asian="normal" style:font-weight-complex="normal"/>
    </style:style>
    <style:style style:name="P39" style:family="paragraph" style:parent-style-name="normal" style:list-style-name="WWNum8">
      <style:paragraph-properties fo:margin-left="1in" fo:margin-right="0in" fo:text-indent="-0.25in" style:auto-text-indent="false" fo:break-before="auto" fo:break-after="auto"/>
      <style:text-properties fo:font-weight="normal" style:font-weight-asian="normal" style:font-weight-complex="normal"/>
    </style:style>
    <style:style style:name="P40" style:family="paragraph" style:parent-style-name="normal" style:list-style-name="WWNum8">
      <style:paragraph-properties fo:margin-left="1in" fo:margin-right="0in" fo:text-indent="-0.25in" style:auto-text-indent="false" fo:break-before="auto" fo:break-after="auto"/>
      <style:text-properties fo:font-weight="normal" officeooo:paragraph-rsid="001680f5" style:font-weight-asian="normal" style:font-weight-complex="normal"/>
    </style:style>
    <style:style style:name="P41" style:family="paragraph" style:parent-style-name="normal" style:list-style-name="WWNum12">
      <style:paragraph-properties fo:margin-left="0.5in" fo:margin-right="0in" fo:text-indent="-0.25in" style:auto-text-indent="false" fo:break-before="auto" fo:break-after="auto"/>
      <style:text-properties fo:font-weight="normal" style:font-weight-asian="normal" style:font-weight-complex="normal"/>
    </style:style>
    <style:style style:name="P42" style:family="paragraph" style:parent-style-name="normal" style:list-style-name="WWNum9">
      <style:paragraph-properties fo:margin-left="1in" fo:margin-right="0in" fo:text-indent="-0.25in" style:auto-text-indent="false" fo:break-before="auto" fo:break-after="auto"/>
      <style:text-properties fo:font-weight="normal" style:font-weight-asian="normal" style:font-weight-complex="normal"/>
    </style:style>
    <style:style style:name="P43" style:family="paragraph" style:parent-style-name="normal" style:list-style-name="WWNum9">
      <style:paragraph-properties fo:margin-left="1in" fo:margin-right="0in" fo:text-indent="-0.25in" style:auto-text-indent="false" fo:break-before="auto" fo:break-after="auto"/>
      <style:text-properties fo:font-weight="normal" officeooo:paragraph-rsid="001680f5" style:font-weight-asian="normal" style:font-weight-complex="normal"/>
    </style:style>
    <style:style style:name="P44" style:family="paragraph" style:parent-style-name="normal" style:list-style-name="WWNum9">
      <style:paragraph-properties fo:margin-left="1in" fo:margin-right="0in" fo:text-indent="-0.25in" style:auto-text-indent="false"/>
      <style:text-properties fo:font-weight="normal" officeooo:paragraph-rsid="001a68c1" style:font-weight-asian="normal" style:font-weight-complex="normal"/>
    </style:style>
    <style:style style:name="P45" style:family="paragraph" style:parent-style-name="normal" style:list-style-name="WWNum9">
      <style:paragraph-properties fo:margin-left="1in" fo:margin-right="0in" fo:text-indent="-0.25in" style:auto-text-indent="false" fo:break-before="auto" fo:break-after="auto"/>
      <style:text-properties fo:font-weight="normal" officeooo:paragraph-rsid="00273825" style:font-weight-asian="normal" style:font-weight-complex="normal"/>
    </style:style>
    <style:style style:name="P46" style:family="paragraph" style:parent-style-name="normal" style:list-style-name="WWNum10">
      <style:paragraph-properties fo:margin-left="0.5in" fo:margin-right="0in" fo:text-indent="-0.25in" style:auto-text-indent="false"/>
      <style:text-properties fo:font-weight="normal" style:font-weight-asian="normal" style:font-weight-complex="normal"/>
    </style:style>
    <style:style style:name="P47" style:family="paragraph" style:parent-style-name="normal" style:list-style-name="WWNum9">
      <style:paragraph-properties fo:margin-left="1in" fo:margin-right="0in" fo:text-indent="-0.25in" style:auto-text-indent="false"/>
      <style:text-properties fo:font-weight="normal" officeooo:rsid="00273825" officeooo:paragraph-rsid="00273825" style:font-weight-asian="normal" style:font-weight-complex="normal"/>
    </style:style>
    <style:style style:name="P48" style:family="paragraph" style:parent-style-name="normal" style:master-page-name="Standard">
      <style:paragraph-properties fo:text-align="center" style:justify-single-word="false" style:page-number="1" fo:break-before="auto" fo:break-after="auto"/>
      <style:text-properties fo:color="#0b5394" loext:opacity="100%" fo:font-size="12pt" fo:font-style="italic" fo:font-weight="normal" style:font-size-asian="12pt" style:font-style-asian="italic" style:font-weight-asian="normal" style:font-size-complex="12pt" style:font-weight-complex="normal"/>
    </style:style>
    <style:style style:name="P49" style:family="paragraph" style:parent-style-name="normal" style:list-style-name="WWNum3">
      <style:paragraph-properties fo:margin-left="0.25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0" style:family="paragraph" style:parent-style-name="normal" style:list-style-name="WWNum14">
      <style:paragraph-properties fo:margin-left="0.5in" fo:margin-right="0in" fo:text-align="justify" style:justify-single-word="false" fo:text-indent="-0.25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1" style:family="paragraph" style:parent-style-name="normal" style:list-style-name="WWNum1">
      <style:paragraph-properties fo:margin-left="0.5in" fo:margin-right="0in" fo:text-indent="-0.25in" style:auto-text-indent="false" fo:break-before="auto" fo:break-after="auto"/>
      <style:text-properties fo:font-size="12pt" fo:font-weight="normal" officeooo:rsid="00148d4c" officeooo:paragraph-rsid="0023dec9" style:font-size-asian="12pt" style:font-weight-asian="normal" style:font-size-complex="12pt" style:font-weight-complex="normal"/>
    </style:style>
    <style:style style:name="P52" style:family="paragraph" style:parent-style-name="normal" style:list-style-name="WWNum1">
      <style:paragraph-properties fo:margin-left="0.5in" fo:margin-right="0in" fo:text-indent="-0.25in" style:auto-text-indent="false"/>
      <style:text-properties fo:font-size="12pt" fo:font-weight="normal" officeooo:rsid="00148d4c" officeooo:paragraph-rsid="0023dec9" style:font-size-asian="12pt" style:font-weight-asian="normal" style:font-size-complex="12pt" style:font-weight-complex="normal"/>
    </style:style>
    <style:style style:name="P53" style:family="paragraph" style:parent-style-name="normal" style:list-style-name="WWNum1">
      <style:paragraph-properties fo:margin-left="0.5in" fo:margin-right="0in" fo:text-indent="-0.25in" style:auto-text-indent="false" fo:break-before="auto" fo:break-after="auto"/>
      <style:text-properties fo:font-size="12pt" fo:font-weight="normal" officeooo:rsid="00148d4c" officeooo:paragraph-rsid="00148d4c" style:font-size-asian="12pt" style:font-weight-asian="normal" style:font-size-complex="12pt" style:font-weight-complex="normal"/>
    </style:style>
    <style:style style:name="P54" style:family="paragraph" style:parent-style-name="normal" style:list-style-name="WWNum10">
      <style:paragraph-properties fo:margin-left="0.5in" fo:margin-right="0in" fo:text-indent="-0.25in" style:auto-text-indent="false" fo:break-before="auto" fo:break-after="auto"/>
      <style:text-properties fo:font-size="12pt" fo:font-weight="normal" style:font-size-asian="12pt" style:font-weight-asian="normal" style:font-size-complex="12pt" style:font-weight-complex="normal"/>
    </style:style>
    <style:style style:name="P55" style:family="paragraph" style:parent-style-name="normal" style:list-style-name="WWNum11">
      <style:paragraph-properties fo:margin-left="1in" fo:margin-right="0in" fo:text-indent="-0.25in" style:auto-text-indent="false" fo:break-before="auto" fo:break-after="auto"/>
      <style:text-properties fo:font-size="12pt" fo:font-weight="normal" style:font-size-asian="12pt" style:font-weight-asian="normal" style:font-size-complex="12pt" style:font-weight-complex="normal"/>
    </style:style>
    <style:style style:name="P56" style:family="paragraph" style:parent-style-name="normal" style:list-style-name="WWNum14">
      <style:paragraph-properties fo:margin-left="0.5in" fo:margin-right="0in" fo:text-align="justify" style:justify-single-word="false" fo:text-indent="-0.25in" style:auto-text-indent="false"/>
      <style:text-properties fo:font-size="12pt" fo:font-weight="normal" fo:background-color="#ffff00" style:font-size-asian="12pt" style:font-weight-asian="normal" style:font-size-complex="12pt" style:font-weight-complex="normal"/>
    </style:style>
    <style:style style:name="T1" style:family="text">
      <style:text-properties fo:color="#0b5394" loext:opacity="100%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48d4c" style:font-size-asian="12pt" style:font-size-complex="12pt"/>
    </style:style>
    <style:style style:name="T4" style:family="text">
      <style:text-properties fo:font-size="12pt" officeooo:rsid="001680f5" style:font-size-asian="12pt" style:font-size-complex="12pt"/>
    </style:style>
    <style:style style:name="T5" style:family="text">
      <style:text-properties fo:font-size="12pt" officeooo:rsid="0016cbf8" style:font-size-asian="12pt" style:font-size-complex="12pt"/>
    </style:style>
    <style:style style:name="T6" style:family="text">
      <style:text-properties fo:font-size="12pt" officeooo:rsid="0021c4ee" style:font-size-asian="12pt" style:font-size-complex="12pt"/>
    </style:style>
    <style:style style:name="T7" style:family="text">
      <style:text-properties fo:font-size="12pt" officeooo:rsid="0022b4ae" style:font-size-asian="12pt" style:font-size-complex="12pt"/>
    </style:style>
    <style:style style:name="T8" style:family="text">
      <style:text-properties fo:font-size="12pt" officeooo:rsid="00261ff8" style:font-size-asian="12pt" style:font-size-complex="12pt"/>
    </style:style>
    <style:style style:name="T9" style:family="text">
      <style:text-properties fo:font-size="12pt" officeooo:rsid="00273825" style:font-size-asian="12pt" style:font-size-complex="12pt"/>
    </style:style>
    <style:style style:name="T10" style:family="text">
      <style:text-properties fo:font-size="12pt" officeooo:rsid="0027914c" style:font-size-asian="12pt" style:font-size-complex="12pt"/>
    </style:style>
    <style:style style:name="T11" style:family="text">
      <style:text-properties fo:font-size="12pt" fo:font-style="italic" style:font-size-asian="12pt" style:font-style-asian="italic" style:font-size-complex="12pt"/>
    </style:style>
    <style:style style:name="T12" style:family="text">
      <style:text-properties fo:font-size="12pt" fo:font-style="italic" officeooo:rsid="001680f5" style:font-size-asian="12pt" style:font-style-asian="italic" style:font-size-complex="12pt"/>
    </style:style>
    <style:style style:name="T13" style:family="text">
      <style:text-properties fo:font-size="12pt" fo:font-style="italic" officeooo:rsid="0016cbf8" style:font-size-asian="12pt" style:font-style-asian="italic" style:font-size-complex="12pt"/>
    </style:style>
    <style:style style:name="T14" style:family="text">
      <style:text-properties fo:font-size="12pt" fo:font-style="italic" officeooo:rsid="00261ff8" style:font-size-asian="12pt" style:font-style-asian="italic" style:font-size-complex="12pt"/>
    </style:style>
    <style:style style:name="T15" style:family="text">
      <style:text-properties officeooo:rsid="001680f5"/>
    </style:style>
    <style:style style:name="T16" style:family="text">
      <style:text-properties officeooo:rsid="001b5c7d"/>
    </style:style>
    <style:style style:name="T17" style:family="text">
      <style:text-properties officeooo:rsid="00200895"/>
    </style:style>
    <style:style style:name="T18" style:family="text">
      <style:text-properties officeooo:rsid="00261f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Este documento es la plantilla para la propuesta de cursos para el catálogo de OpenWebinars. </text:p>
      <text:p text:style-name="P2"><text:bookmark text:name="_heading=h.gjdgxs"/>1. Profesor/a:</text:p>
      <text:p text:style-name="P8">Jordi (a.k.a. Fenix) López </text:p>
      <text:p text:style-name="P2"><text:bookmark text:name="_heading=h.30j0zll"/>2. Fecha grabación estimada:</text:p>
      <text:p text:style-name="P10"/>
      <text:p text:style-name="P9"><text:span text:style-name="T15">Entre el 1 y el 15</text:span> de <text:span text:style-name="T15">Noviembre</text:span></text:p>
      <text:p text:style-name="P2"><text:bookmark text:name="_heading=h.1fob9te"/>3. Nombre del Curso:</text:p>
      <text:p text:style-name="P19"/>
      <text:p text:style-name="P18">“Servidores Web” <text:span text:style-name="T16">(actualización del curso de Jorge Barrachina existente)</text:span></text:p>
      <text:p text:style-name="P2"><text:bookmark text:name="_heading=h.3znysh7"/>4. Definición breve del Curso:</text:p>
      <text:p text:style-name="P23">Intenta usar verbos de acción cómo construir, crear, explicar, diferenciar). Si puede ser evita verbos como entender, saber o aprender. Ejemplo: </text:p>
      <text:p text:style-name="P20"/>
      <text:p text:style-name="P5"><text:span text:style-name="T3">Conocimiento, configuración y gestión <text:s/></text:span><text:span text:style-name="T6">remota </text:span><text:span text:style-name="T3">de Servidores Web </text:span><text:span text:style-name="T6">y un Stack LAMP </text:span></text:p>
      <text:p text:style-name="P6"/>
      <text:p text:style-name="P24">5. ¿Qué tipo de curso identifica mejor tu contenido?</text:p>
      <text:p text:style-name="P11"/>
      <text:list text:style-name="WWNum3">
        <text:list-header>
          <text:p text:style-name="P25"/>
          <text:p text:style-name="P49">Curso práctico.</text:p>
          <text:p text:style-name="P25"/>
        </text:list-header>
      </text:list>
      <text:p text:style-name="P2"><text:bookmark text:name="_heading=h.2et92p0"/>6. ¿Para quién va dirigido? </text:p>
      <text:p text:style-name="P21"/>
      <text:p text:style-name="P3"><text:span text:style-name="T2">Mis alumnos objetivo van desde principiantes e intermedios interesados en </text:span><text:span text:style-name="T3">la administración de sistemas como expertos que deseen reciclarse</text:span></text:p>
      <text:p text:style-name="P2"><text:bookmark text:name="_heading=h.tyjcwt"/>7. ¿Grado de dificultad?</text:p>
      <text:p text:style-name="P7"/>
      <text:p text:style-name="P12"/>
      <text:list text:style-name="WWNum14">
        <text:list-item>
          <text:p text:style-name="P50">Principiante</text:p>
        </text:list-item>
        <text:list-item>
          <text:p text:style-name="P56">Intermedio</text:p>
        </text:list-item>
        <text:list-item>
          <text:p text:style-name="P50">Avanzado</text:p>
        </text:list-item>
      </text:list>
      <text:p text:style-name="P2"><text:bookmark text:name="_heading=h.3dy6vkm"/><text:soft-page-break/>8. ¿En qué categoría/s encaja mejor el curso?</text:p>
      <text:p text:style-name="P13"><text:s/>Sistemas y Redes, Herramientas</text:p>
      <text:p text:style-name="P7"/>
      <text:p text:style-name="P24">9. ¿Qué aprenderé en el curso?:</text:p>
      <text:p text:style-name="P10"/>
      <text:list xml:id="list354269754" text:style-name="WWNum1">
        <text:list-item>
          <text:p text:style-name="P26"><text:span text:style-name="T2">Configurar un </text:span><text:span text:style-name="T3">servidor Web </text:span></text:p>
        </text:list-item>
        <text:list-item>
          <text:p text:style-name="P29"><text:span text:style-name="T3">G</text:span><text:span text:style-name="T2">estión remota de un Servidor</text:span></text:p>
        </text:list-item>
        <text:list-item>
          <text:p text:style-name="P51">Servir aplicaciones <text:span text:style-name="T17">( ej. : </text:span>PHP – <text:span text:style-name="T17">Wordpress )</text:span></text:p>
        </text:list-item>
        <text:list-item>
          <text:p text:style-name="P52">Gestionar los DNS y certificados SSL para publicar la aplicación</text:p>
          <text:p text:style-name="P27"/>
        </text:list-item>
      </text:list>
      <text:p text:style-name="P2"><text:bookmark text:name="_heading=h.1t3h5sf"/>10. Skills que obtendrá el alumno:</text:p>
      <text:p text:style-name="P14"/>
      <text:list xml:id="list124524745262427" text:continue-numbering="true" text:style-name="WWNum1">
        <text:list-item>
          <text:p text:style-name="P53">Apache </text:p>
        </text:list-item>
        <text:list-item>
          <text:p text:style-name="P53">sistemas GNU Linux </text:p>
          <text:p text:style-name="P30"/>
          <text:p text:style-name="P28"/>
        </text:list-item>
      </text:list>
      <text:p text:style-name="P2"><text:bookmark text:name="_heading=h.4d34og8"/>11. Conocimientos previos (requisitos):</text:p>
      <text:p text:style-name="P3"/>
      <text:p text:style-name="P21"/>
      <text:p text:style-name="P3"><text:span text:style-name="T2">Es necesario tener conocimientos básicos de</text:span><text:span text:style-name="T3">l funcionamiento de la Web. Deseable el sen</text:span><text:span text:style-name="T2">cill</text:span><text:span text:style-name="T3">o manejo de sistemas derivados de Linux.</text:span></text:p>
      <text:p text:style-name="P10"/>
      <text:p text:style-name="P4"><text:bookmark text:name="_heading=h.rekupxsfy486"/>12. Versiones tecnologías utilizadas:</text:p>
      <text:p text:style-name="P22"/>
      <text:p text:style-name="P1"><text:span text:style-name="T2">A</text:span><text:span text:style-name="T3">pache</text:span><text:span text:style-name="T2"> </text:span><text:span text:style-name="T3">2</text:span><text:span text:style-name="T2">.</text:span><text:span text:style-name="T3">4, Debian GNU Linux 12</text:span></text:p>
      <text:p text:style-name="P4"><text:bookmark text:name="_heading=h.b8eouviah5ao"/>13. Necesidades extras para elaborar prácticas:</text:p>
      <text:p text:style-name="P1"/>
      <text:p text:style-name="P22">-</text:p>
      <text:p text:style-name="P15"/>
      <text:p text:style-name="P4"><text:bookmark text:name="_heading=h.1wrg4w2nnciy"/>14. Necesidades extras para la grabación:</text:p>
      <text:p text:style-name="P22">-</text:p>
      <text:p text:style-name="P22"/>
      <text:p text:style-name="P2"><text:bookmark text:name="_heading=h.jx03ppswqsux"/><text:soft-page-break/>15. Duración del curso aproximada (en tiempo de vídeo):</text:p>
      <text:p text:style-name="P3"/>
      <text:p text:style-name="P10"/>
      <text:p text:style-name="P3"><text:span text:style-name="T10">170 minutos </text:span><text:span text:style-name="T3"><text:s/></text:span><text:span text:style-name="T2"><text:s/></text:span><text:span text:style-name="T1">(según la propuesta de temario)</text:span></text:p>
      <text:p text:style-name="P21"/>
      <text:p text:style-name="P2"><text:bookmark text:name="_heading=h.17dp8vu"/>16. Propuesta inicial de temario:</text:p>
      <text:p text:style-name="P10"/>
      <text:p text:style-name="P10"/>
      <text:p text:style-name="P10">BLOQUE 1: PRESENTACIÓN DE LA FORMACIÓN</text:p>
      <text:p text:style-name="P22"/>
      <text:list xml:id="list445998913" text:style-name="WWNum10">
        <text:list-item>
          <text:p text:style-name="P54">Presentación: Tiempo Estimado (<text:span text:style-name="T18">5</text:span> minutos)</text:p>
        </text:list-item>
      </text:list>
      <text:p text:style-name="P10"/>
      <text:p text:style-name="P10">BLOQUE 2: DESARROLLO DEL CONTENIDO FORMATIVO</text:p>
      <text:p text:style-name="P10"/>
      <text:list text:style-name="WWNum4">
        <text:list-item>
          <text:p text:style-name="P31"><text:span text:style-name="T2">SECCIÓN: Introducción: Orígenes y mimbres de la World Wide Web - Tiempo Estimad</text:span><text:span text:style-name="T4">o</text:span><text:span text:style-name="T11"> (</text:span><text:span text:style-name="T14">15</text:span><text:span text:style-name="T11"> minutos)</text:span></text:p>
        </text:list-item>
      </text:list>
      <text:list text:style-name="WWNum11">
        <text:list-item>
          <text:p text:style-name="P32"><text:span text:style-name="T2">CLASE: Intro - orígenes históricos de Internet (</text:span><text:span text:style-name="T8">5</text:span><text:span text:style-name="T2"> minutos)</text:span></text:p>
        </text:list-item>
        <text:list-item>
          <text:p text:style-name="P32"><text:span text:style-name="T2">CLASE: El ciberespacio hipertextual (+ hypermedia), sus mimbres - (</text:span><text:span text:style-name="T8">5</text:span><text:span text:style-name="T2"> minutos)</text:span></text:p>
        </text:list-item>
        <text:list-item>
          <text:p text:style-name="P32"><text:span text:style-name="T2">CLASE: Tuberías de información y protocolos en Internet - (</text:span><text:span text:style-name="T8">5</text:span><text:span text:style-name="T2"> minutos)</text:span></text:p>
          <text:p text:style-name="P55"/>
        </text:list-item>
      </text:list>
      <text:list text:style-name="WWNum5">
        <text:list-item>
          <text:p text:style-name="P33"><text:span text:style-name="T2">SECCIÓN: Tipos de Arquitectura de la World Wide Web </text:span><text:span text:style-name="T11">(</text:span><text:span text:style-name="T13">2</text:span><text:span text:style-name="T12">0</text:span><text:span text:style-name="T11"> minutos)</text:span></text:p>
        </text:list-item>
      </text:list>
      <text:list text:style-name="WWNum6">
        <text:list-item>
          <text:p text:style-name="P34"><text:span text:style-name="T2">CLASE: Arquitectura centralizada - (</text:span><text:span text:style-name="T4">5</text:span><text:span text:style-name="T2"> minutos)</text:span></text:p>
        </text:list-item>
        <text:list-item>
          <text:p text:style-name="P34"><text:span text:style-name="T2">CLASE: Arquitecturas descentralizadas - (</text:span><text:span text:style-name="T4">5</text:span><text:span text:style-name="T2"> minutos)</text:span></text:p>
        </text:list-item>
        <text:list-item>
          <text:p text:style-name="P34"><text:span text:style-name="T2">CLASE: Arquitectura distribuida - P2P - (</text:span><text:span text:style-name="T4">5</text:span><text:span text:style-name="T2"> minutos)</text:span></text:p>
        </text:list-item>
        <text:list-item>
          <text:p text:style-name="P34"><text:span text:style-name="T2">CLASE: Desmitificando 'la Nube' / ‘Cloud’- (</text:span><text:span text:style-name="T5">5</text:span><text:span text:style-name="T2"> minutos)</text:span></text:p>
        </text:list-item>
      </text:list>
      <text:p text:style-name="P10"><text:tab/></text:p>
      <text:list text:style-name="WWNum13">
        <text:list-item>
          <text:p text:style-name="P35"><text:span text:style-name="T2">SECCIÓN: Concepto de 'Hosting' (Alojamiento) - Tiempo Estimado </text:span><text:span text:style-name="T11">(</text:span><text:span text:style-name="T14">2</text:span><text:span text:style-name="T12">0</text:span><text:span text:style-name="T11"> minutos)</text:span></text:p>
        </text:list-item>
      </text:list>
      <text:list text:style-name="WWNum2">
        <text:list-item>
          <text:p text:style-name="P36"><text:span text:style-name="T2">CLASE: Concepto de 'Hosting' (Alojamiento) y sus proveedores y servicios asociado - (</text:span><text:span text:style-name="T8">6</text:span><text:span text:style-name="T2"> minutos)</text:span></text:p>
        </text:list-item>
        <text:list-item>
          <text:p text:style-name="P37"><text:span text:style-name="T2">CLASE: </text:span><text:span text:style-name="T4">Hosting, DNS y sus</text:span><text:span text:style-name="T2"> servicios asociado</text:span><text:span text:style-name="T4">s</text:span><text:span text:style-name="T2"> - (</text:span><text:span text:style-name="T8">8</text:span><text:span text:style-name="T2"> minutos)</text:span></text:p>
        </text:list-item>
        <text:list-item>
          <text:p text:style-name="P37"><text:span text:style-name="T2">CLASE: </text:span><text:span text:style-name="T4">Opciones de Hosting </text:span><text:span text:style-name="T2">- (</text:span><text:span text:style-name="T8">6</text:span><text:span text:style-name="T2"> minutos)</text:span></text:p>
        </text:list-item>
      </text:list>
      <text:p text:style-name="P16"/>
      <text:p text:style-name="P17"/>
      <text:list text:style-name="WWNum7">
        <text:list-item>
          <text:p text:style-name="P38"><text:span text:style-name="T2">SECCIÓN: Introducción a los Servidores Web- Tiempo Estimado </text:span><text:span text:style-name="T11">(</text:span><text:span text:style-name="T12">70</text:span><text:span text:style-name="T11"> minutos)</text:span></text:p>
        </text:list-item>
      </text:list>
      <text:list text:style-name="WWNum8">
        <text:list-item>
          <text:p text:style-name="P39"><text:span text:style-name="T2">CLASE: </text:span><text:span text:style-name="T4">funciones de</text:span><text:span text:style-name="T2"> los Servidores Web - (</text:span><text:span text:style-name="T4">5</text:span><text:span text:style-name="T2"> minutos)</text:span></text:p>
        </text:list-item>
        <text:list-item>
          <text:p text:style-name="P40"><text:span text:style-name="T2">CLASE: </text:span><text:span text:style-name="T4">tu </text:span><text:span text:style-name="T2">Navegador web - (</text:span><text:span text:style-name="T4">15</text:span><text:span text:style-name="T2"> minutos)</text:span></text:p>
        </text:list-item>
        <text:list-item>
          <text:p text:style-name="P40"><text:span text:style-name="T2">CLASE: </text:span><text:span text:style-name="T4">formato de la petición web </text:span><text:span text:style-name="T2">- (</text:span><text:span text:style-name="T4">10</text:span><text:span text:style-name="T2"> minutos)</text:span></text:p>
        </text:list-item>
        <text:list-item>
          <text:p text:style-name="P40"><text:span text:style-name="T2">CLASE: </text:span><text:span text:style-name="T4">contenido de la petición web </text:span><text:span text:style-name="T2">- (</text:span><text:span text:style-name="T4">10</text:span><text:span text:style-name="T2"> minutos)</text:span></text:p>
        </text:list-item>
        <text:list-item>
          <text:p text:style-name="P40"><text:span text:style-name="T2">CLASE: </text:span><text:span text:style-name="T4">el protocolo HTTP </text:span><text:span text:style-name="T2">- (</text:span><text:span text:style-name="T4">10</text:span><text:span text:style-name="T2"> minutos)</text:span></text:p>
        </text:list-item>
        <text:list-item>
          <text:p text:style-name="P40"><text:soft-page-break/><text:span text:style-name="T2">CLASE: </text:span><text:span text:style-name="T4">el protocolo DNS <text:s/></text:span><text:span text:style-name="T2">- (</text:span><text:span text:style-name="T4">10</text:span><text:span text:style-name="T2"> minutos)</text:span></text:p>
        </text:list-item>
        <text:list-item>
          <text:p text:style-name="P40"><text:span text:style-name="T2">CLASE: </text:span><text:span text:style-name="T4">otros protocolos en la Web <text:s/></text:span><text:span text:style-name="T2">- (</text:span><text:span text:style-name="T4">10</text:span><text:span text:style-name="T2"> minutos)</text:span></text:p>
        </text:list-item>
      </text:list>
      <text:p text:style-name="P16"/>
      <text:list text:style-name="WWNum12">
        <text:list-item>
          <text:p text:style-name="P41"><text:span text:style-name="T2">SECCIÓN: Servidor </text:span><text:span text:style-name="T10">Web en el contexto de </text:span><text:span text:style-name="T4">Stack </text:span><text:span text:style-name="T10">LAMP <text:s/>(</text:span><text:span text:style-name="T2">Aplicació</text:span><text:span text:style-name="T10">n</text:span><text:span text:style-name="T2"> Web </text:span><text:span text:style-name="T10">ejemplo)</text:span><text:span text:style-name="T2"> <text:s/>- Tiempo Estimado (</text:span><text:span text:style-name="T9">40</text:span><text:span text:style-name="T11"> <text:s/>minutos)</text:span></text:p>
        </text:list-item>
      </text:list>
      <text:list xml:id="list2748561061" text:style-name="WWNum9">
        <text:list-item>
          <text:p text:style-name="P42"><text:span text:style-name="T2">CLASE: <text:s text:c="2"/></text:span><text:span text:style-name="T7">Ej. de </text:span><text:span text:style-name="T2">aplicaciones Web (p. ej. </text:span><text:span text:style-name="T7">PHP y JavaScript : </text:span><text:span text:style-name="T2">Wordpress - <text:s/></text:span><text:span text:style-name="T9">arquitectura </text:span><text:span text:style-name="T2">LAMP ) <text:s text:c="2"/>- (</text:span><text:span text:style-name="T9">9</text:span><text:span text:style-name="T2"> minutos)</text:span></text:p>
        </text:list-item>
        <text:list-item>
          <text:p text:style-name="P43"><text:span text:style-name="T2">CLASE: <text:s/></text:span><text:span text:style-name="T10">instalando</text:span><text:span text:style-name="T7"> </text:span><text:span text:style-name="T10">los paquetes necesarios y</text:span><text:span text:style-name="T7"> la base de datos</text:span><text:span text:style-name="T2">' (</text:span><text:span text:style-name="T9">6</text:span><text:span text:style-name="T2"> minutos)</text:span></text:p>
        </text:list-item>
        <text:list-item>
          <text:p text:style-name="P45"><text:span text:style-name="T2">CLASE: <text:s/></text:span><text:span text:style-name="T9">asociando </text:span><text:span text:style-name="T7">la base de datos </text:span><text:span text:style-name="T9">a Wordpress</text:span><text:span text:style-name="T2">' (</text:span><text:span text:style-name="T9">6</text:span><text:span text:style-name="T2"> minutos)</text:span></text:p>
        </text:list-item>
        <text:list-item>
          <text:p text:style-name="P43"><text:span text:style-name="T2">CLASE: <text:s/></text:span><text:span text:style-name="T7">instalando Wordpress en el servidor </text:span><text:span text:style-name="T2">(</text:span><text:span text:style-name="T7">12</text:span><text:span text:style-name="T2"> minutos)</text:span></text:p>
        </text:list-item>
        <text:list-item>
          <text:p text:style-name="P47"><text:span text:style-name="T2">CLASE: haciendo ‘publico’ Wordpress en la WWW (7 min.)</text:span></text:p>
          <text:p text:style-name="P44"/>
        </text:list-item>
      </text:list>
      <text:p text:style-name="P10">BLOQUE 3: CONCLUSIONES Y DESPEDIDA</text:p>
      <text:p text:style-name="P10"/>
      <text:list xml:id="list124524509417498" text:continue-list="list445998913" text:style-name="WWNum10">
        <text:list-item>
          <text:p text:style-name="P46"><text:span text:style-name="T2">Conclusiones y despedida: Tiempo Estimado (</text:span><text:span text:style-name="T4">10</text:span><text:span text:style-name="T2"> minutos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6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6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6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6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7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7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7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7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7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7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7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8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9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9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9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9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9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9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9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text-properties fo:font-weight="normal" style:font-weight-asian="normal" style:font-weight-complex="normal"/>
    </style:style>
    <style:page-layout style:name="Mpm1">
      <style:page-layout-properties fo:page-width="8.2681in" fo:page-height="11.6929in" style:num-format="1" style:print-orientation="portrait" fo:margin-top="0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10-09T12:41:43.164747868</dc:date>
    <meta:editing-duration>PT3H17M42S</meta:editing-duration>
    <meta:editing-cycles>18</meta:editing-cycles>
    <meta:document-statistic meta:table-count="0" meta:image-count="0" meta:object-count="0" meta:page-count="4" meta:paragraph-count="77" meta:word-count="589" meta:character-count="3557" meta:non-whitespace-character-count="3055"/>
  </office:meta>
</office:document-meta>
</file>